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Symbol" svg:font-family="Symbol" style:font-adornments="Regular" style:font-family-generic="roman" style:font-pitch="variable"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paragraph-rsid="002ca9e1"/>
    </style:style>
    <style:style style:name="P8" style:family="paragraph" style:parent-style-name="Exalted">
      <style:paragraph-properties fo:margin-left="0in" fo:margin-right="0in" fo:text-indent="0in" style:auto-text-indent="false"/>
      <style:text-properties fo:language="en" fo:country="US" officeooo:rsid="0237b3f6" officeooo:paragraph-rsid="002ca9e1"/>
    </style:style>
    <style:style style:name="P9" style:family="paragraph" style:parent-style-name="Exalted">
      <style:paragraph-properties fo:margin-left="0in" fo:margin-right="0in" fo:text-indent="0in" style:auto-text-indent="false"/>
      <style:text-properties fo:language="en" fo:country="US" officeooo:paragraph-rsid="002f7ab2"/>
    </style:style>
    <style:style style:name="P10"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1" style:family="paragraph" style:parent-style-name="Exalted">
      <style:paragraph-properties fo:margin-left="0in" fo:margin-right="0in" fo:text-indent="0in" style:auto-text-indent="false"/>
      <style:text-properties fo:language="en" fo:country="US" officeooo:paragraph-rsid="002163a4"/>
    </style:style>
    <style:style style:name="P12" style:family="paragraph" style:parent-style-name="Exalted">
      <style:paragraph-properties fo:margin-left="0in" fo:margin-right="0in" fo:text-indent="0in" style:auto-text-indent="false"/>
      <style:text-properties fo:language="en" fo:country="US" fo:font-weight="bold" style:font-weight-asian="bold"/>
    </style:style>
    <style:style style:name="P13" style:family="paragraph" style:parent-style-name="Heading_20_2">
      <style:paragraph-properties fo:margin-left="0in" fo:margin-right="0in" fo:text-indent="0in" style:auto-text-indent="false"/>
      <style:text-properties fo:language="en" fo:country="US"/>
    </style:style>
    <style:style style:name="P14"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2" fo:font-size="10pt" fo:language="en" fo:country="US" fo:font-style="normal" style:text-underline-style="none" fo:font-weight="normal" style:text-blinking="false" fo:background-color="transparent"/>
    </style:style>
    <style:style style:name="P1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7" style:family="paragraph" style:parent-style-name="Exalted">
      <style:text-properties fo:language="en" fo:country="US"/>
    </style:style>
    <style:style style:name="P18" style:family="paragraph" style:parent-style-name="Exalted">
      <style:text-properties fo:language="en" fo:country="US" officeooo:rsid="002f7ab2" officeooo:paragraph-rsid="002f7ab2"/>
    </style:style>
    <style:style style:name="P19" style:family="paragraph" style:parent-style-name="Exalted">
      <style:text-properties fo:language="en" fo:country="US" officeooo:paragraph-rsid="00278684"/>
    </style:style>
    <style:style style:name="P20" style:family="paragraph" style:parent-style-name="Exalted">
      <style:text-properties fo:language="en" fo:country="US" officeooo:paragraph-rsid="0024f521"/>
    </style:style>
    <style:style style:name="P21" style:family="paragraph" style:parent-style-name="Exalted">
      <style:text-properties fo:language="en" fo:country="US" officeooo:rsid="0030ee39" officeooo:paragraph-rsid="0030ee39"/>
    </style:style>
    <style:style style:name="P22" style:family="paragraph" style:parent-style-name="Exalted">
      <style:text-properties fo:language="en" fo:country="US" officeooo:paragraph-rsid="0034fbae"/>
    </style:style>
    <style:style style:name="P23" style:family="paragraph" style:parent-style-name="Exalted">
      <style:text-properties fo:language="en" fo:country="US" officeooo:rsid="0031715c" officeooo:paragraph-rsid="0034fbae"/>
    </style:style>
    <style:style style:name="P24" style:family="paragraph" style:parent-style-name="Exalted">
      <style:text-properties fo:language="en" fo:country="US" officeooo:rsid="0031715c" officeooo:paragraph-rsid="0031715c"/>
    </style:style>
    <style:style style:name="P25" style:family="paragraph" style:parent-style-name="Exalted">
      <style:text-properties fo:language="en" fo:country="US" officeooo:rsid="0034fbae" officeooo:paragraph-rsid="0034fbae"/>
    </style:style>
    <style:style style:name="P26" style:family="paragraph" style:parent-style-name="Exalted">
      <style:text-properties fo:language="en" fo:country="US" fo:font-weight="bold" style:font-weight-asian="bold"/>
    </style:style>
    <style:style style:name="P27" style:family="paragraph" style:parent-style-name="Exalted">
      <style:text-properties fo:language="en" fo:country="US" fo:font-weight="bold" officeooo:rsid="0037c5bd" officeooo:paragraph-rsid="0037c5bd" style:font-weight-asian="bold" style:font-weight-complex="bold"/>
    </style:style>
    <style:style style:name="P28" style:family="paragraph" style:parent-style-name="Exalted">
      <style:text-properties fo:language="en" fo:country="US" officeooo:paragraph-rsid="0034d9a4"/>
    </style:style>
    <style:style style:name="P29" style:family="paragraph" style:parent-style-name="Heading_20_2">
      <style:text-properties fo:language="en" fo:country="US"/>
    </style:style>
    <style:style style:name="P30" style:family="paragraph" style:parent-style-name="Heading_20_2">
      <style:text-properties fo:language="en" fo:country="US" officeooo:rsid="002409e2" officeooo:paragraph-rsid="002409e2"/>
    </style:style>
    <style:style style:name="P31" style:family="paragraph" style:parent-style-name="Heading_20_2">
      <style:text-properties fo:language="en" fo:country="US" officeooo:paragraph-rsid="002409e2"/>
    </style:style>
    <style:style style:name="P32" style:family="paragraph" style:parent-style-name="Heading_20_2">
      <style:paragraph-properties fo:break-before="page"/>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30ee39" officeooo:paragraph-rsid="0030ee39"/>
    </style:style>
    <style:style style:name="P35" style:family="paragraph" style:parent-style-name="Heading_20_3">
      <style:text-properties fo:language="en" fo:country="US" officeooo:rsid="003441a7" officeooo:paragraph-rsid="003441a7"/>
    </style:style>
    <style:style style:name="P36"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37" style:family="paragraph" style:parent-style-name="Exalted" style:list-style-name="Exalt_20_Dot">
      <style:text-properties fo:language="en" fo:country="US" officeooo:rsid="002f7ab2" officeooo:paragraph-rsid="002f7ab2"/>
    </style:style>
    <style:style style:name="P38"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39" style:family="paragraph" style:parent-style-name="Exalted" style:list-style-name="Exalt_20_Dot">
      <style:text-properties fo:language="en" fo:country="US" officeooo:paragraph-rsid="0034d9a4"/>
    </style:style>
    <style:style style:name="P40" style:family="paragraph" style:parent-style-name="Exalted" style:list-style-name="Exalt_20_Dot">
      <style:text-properties fo:language="en" fo:country="US" officeooo:paragraph-rsid="0031ee51"/>
    </style:style>
    <style:style style:name="P41" style:family="paragraph" style:parent-style-name="Exalted" style:list-style-name="WWNum1">
      <style:text-properties fo:language="en" fo:country="US"/>
    </style:style>
    <style:style style:name="P42" style:family="paragraph" style:parent-style-name="Exalted" style:list-style-name="WWNum1">
      <style:paragraph-properties fo:margin-top="0in" fo:margin-bottom="0.139in" style:contextual-spacing="false" fo:line-height="100%"/>
      <style:text-properties fo:language="en" fo:country="US"/>
    </style:style>
    <style:style style:name="P43" style:family="paragraph" style:parent-style-name="Exalted" style:list-style-name="WWNum1">
      <style:paragraph-properties fo:margin-top="0in" fo:margin-bottom="0in" style:contextual-spacing="false"/>
      <style:text-properties fo:language="en" fo:country="US"/>
    </style:style>
    <style:style style:name="P4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2" fo:font-size="10pt" fo:language="en" fo:country="US" fo:font-style="normal" style:text-underline-style="none" fo:font-weight="normal" style:text-blinking="false"/>
    </style:style>
    <style:style style:name="P45"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2" fo:font-size="10pt" fo:language="en" fo:country="US" fo:font-style="normal" style:text-underline-style="none" fo:font-weight="bold" style:text-blinking="false" fo:background-color="transparent"/>
    </style:style>
    <style:style style:name="P46"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715c" style:font-weight-asian="bold" style:font-weight-complex="bold"/>
    </style:style>
    <style:style style:name="T7" style:family="text">
      <style:text-properties fo:font-weight="bold" officeooo:rsid="0031ee51" style:font-weight-asian="bold" style:font-weight-complex="bold"/>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officeooo:rsid="001dd5ac" fo:background-color="transparent" loext:char-shading-value="0"/>
    </style:style>
    <style:style style:name="T11" style:family="text">
      <style:text-properties fo:font-variant="normal" fo:text-transform="none" fo:color="#000000" loext:opacity="100%" style:text-line-through-style="none" style:text-line-through-type="none" style:font-name="Spectral2" fo:font-size="10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2" fo:font-size="10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2" fo:font-size="10pt" fo:font-style="normal" style:text-underline-style="none" fo:font-weight="normal" officeooo:rsid="001dd5ac"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officeooo:rsid="002163a4"/>
    </style:style>
    <style:style style:name="T16" style:family="text">
      <style:text-properties style:use-window-font-color="true" loext:opacity="0%" style:font-name="Times New Roman" fo:font-size="10pt" officeooo:rsid="002f7ab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c77df"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font-weight="normal" officeooo:rsid="0031715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34d9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US" officeooo:rsid="002c77df"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4a0749"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officeooo:rsid="002409e2"/>
    </style:style>
    <style:style style:name="T25"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26" style:family="text">
      <style:text-properties officeooo:rsid="0027fb80"/>
    </style:style>
    <style:style style:name="T27" style:family="text">
      <style:text-properties officeooo:rsid="002aa78c"/>
    </style:style>
    <style:style style:name="T28" style:family="text">
      <style:text-properties officeooo:rsid="002c77df"/>
    </style:style>
    <style:style style:name="T29" style:family="text">
      <style:text-properties officeooo:rsid="002ca9e1"/>
    </style:style>
    <style:style style:name="T30" style:family="text">
      <style:text-properties fo:font-weight="normal" style:font-weight-asian="normal" style:font-weight-complex="normal"/>
    </style:style>
    <style:style style:name="T31" style:family="text">
      <style:text-properties fo:font-weight="normal" officeooo:rsid="0031715c" style:font-weight-asian="normal" style:font-weight-complex="normal"/>
    </style:style>
    <style:style style:name="T32" style:family="text">
      <style:text-properties fo:font-weight="normal" officeooo:rsid="0031ee51" style:font-weight-asian="normal" style:font-weight-complex="normal"/>
    </style:style>
    <style:style style:name="T33" style:family="text">
      <style:text-properties fo:font-weight="normal" officeooo:rsid="00326c54" style:font-weight-asian="normal" style:font-weight-complex="normal"/>
    </style:style>
    <style:style style:name="T34" style:family="text">
      <style:text-properties fo:font-weight="normal" officeooo:rsid="0034d9a4" style:font-weight-asian="normal" style:font-weight-complex="normal"/>
    </style:style>
    <style:style style:name="T35" style:family="text">
      <style:text-properties officeooo:rsid="002f7ab2"/>
    </style:style>
    <style:style style:name="T36" style:family="text">
      <style:text-properties fo:font-style="normal" style:font-style-asian="normal" style:font-style-complex="normal"/>
    </style:style>
    <style:style style:name="T37" style:family="text">
      <style:text-properties officeooo:rsid="0031715c"/>
    </style:style>
    <style:style style:name="T38" style:family="text">
      <style:text-properties officeooo:rsid="0034d9a4"/>
    </style:style>
    <style:style style:name="T39" style:family="text">
      <style:text-properties officeooo:rsid="0034fbae"/>
    </style:style>
    <style:style style:name="T40" style:family="text">
      <style:text-properties officeooo:rsid="0036a936"/>
    </style:style>
    <style:style style:name="T41" style:family="text">
      <style:text-properties officeooo:rsid="003ad390"/>
    </style:style>
    <style:style style:name="T42" style:family="text">
      <style:text-properties officeooo:rsid="003f3440"/>
    </style:style>
    <style:style style:name="T43" style:family="text">
      <style:text-properties officeooo:rsid="00498e6a"/>
    </style:style>
    <style:style style:name="T44" style:family="text">
      <style:text-properties officeooo:rsid="004a0749"/>
    </style:style>
    <style:style style:name="T45" style:family="text">
      <style:text-properties fo:language="en" fo:country="US"/>
    </style:style>
    <style:style style:name="T46" style:family="text">
      <style:text-properties fo:language="en" fo:country="US" officeooo:rsid="004a0749"/>
    </style:style>
    <style:style style:name="T47" style:family="text">
      <style:text-properties fo:language="en" fo:country="US" officeooo:rsid="002c77df"/>
    </style:style>
    <style:style style:name="T48" style:family="text">
      <style:text-properties fo:language="en" fo:country="US" fo:font-style="italic" style:font-style-asian="italic"/>
    </style:style>
    <style:style style:name="T49" style:family="text">
      <style:text-properties fo:language="en" fo:country="US" officeooo:rsid="002aa78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Merits</text:h>
      <text:p text:style-name="P4"/>
      <text:p text:style-name="P4"/>
      <text:section text:style-name="Sect1" text:name="TextSection">
        <text:p text:style-name="P5">A Merit is any sort of benefit or background that may help the character, outside of their normal internal powers would grant.</text:p>
        <text:p text:style-name="P5">Merits are often intimately tied to a character’s story--they have wealth because they were born into it--and typically may only be gained or upgraded during character creation, or through the Projects system during campaign.</text:p>
        <text:p text:style-name="P6">Almost all Merits are location or context-dependent, and so are often restricted based on the nature of the story campaign.</text:p>
        <text:p text:style-name="P6">When you purchase Contacts, for example, you must specify wha<text:span text:style-name="T41">t</text:span> their nature is, and their location. i.e. “The assassins of the Eastern Forests.”</text:p>
        <text:p text:style-name="P6">Multiple merits of different locations and types can be purchased.</text:p>
        <table:table table:name="Table1" table:style-name="Table1">
          <table:table-column table:style-name="Table1.A"/>
          <table:table-row table:style-name="Table1.1">
            <table:table-cell table:style-name="Table1.A1" office:value-type="string">
              <text:p text:style-name="P16">Merit Protection</text:p>
              <text:p text:style-name="P7">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7">Temporary restrictions to merits--such as an Ally being unable to help--is explicitly allowed. However, the Storyteller should always be judicious about such decisions.</text:p>
              <text:p text:style-name="P7">If a Player chooses to lose or downgrade their bought Merits through story means, they are awarded back whatever resources they used to buy or upgrade the Merit.</text:p>
              <text:p text:style-name="P3">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14" text:outline-level="3"/>
        <text:p text:style-name="P8">&lt;&lt;<text:span text:style-name="T35">TODO&gt;&gt;</text:span></text:p>
        <text:p text:style-name="P9"><text:span text:style-name="T5">Author’s Note: </text:span><text:span text:style-name="T35">Most existing me</text:span><text:span text:style-name="T42">r</text:span><text:span text:style-name="T35">its in 3e work pretty well with minimal translation to Exalted Reincarnated, so</text:span><text:span text:style-name="T16"> translating them over properly has been a bit lower on my todo list. <text:s/>For the moment, 3e’s merits will be a good placeholder</text:span><text:span text:style-name="T35">.</text:span></text:p>
        <text:p text:style-name="P10">Couple addendum to that:</text:p>
        <text:list xml:id="list141382772" text:style-name="Exalt_20_Dot">
          <text:list-item>
            <text:p text:style-name="P37">Mutations are overpriced, knock them down a dot or two.</text:p>
          </text:list-item>
          <text:list-item>
            <text:p text:style-name="P37">Ambidextrous, Martial Artist, and Hideous don’t do anything.</text:p>
          </text:list-item>
          <text:list-item>
            <text:p text:style-name="P37">Hearthstones should just be considered an Artifact, without any need for a Manse.</text:p>
          </text:list-item>
        </text:list>
        <text:p text:style-name="P18">&lt;&lt;/TODO&gt;&gt;</text:p>
        <text:h text:style-name="P30" text:outline-level="2">Natural Merits</text:h>
        <text:h text:style-name="P33" text:outline-level="3">Backing(1-5)</text:h>
        <text:p text:style-name="P17">The Character is an official in an organization. Their rating represents how much organizational power the character has.</text:p>
        <text:p text:style-name="P17">For example, Backing 2 would either represent being the head of a local organization, or the leader of a local chapter of a global organization.</text:p>
        <text:p text:style-name="P19">The Character may instruct subordinates to Perform a Task without question, so long as it is in line with the goals and morals of the organization.</text:p>
        <text:p text:style-name="P17"><text:span text:style-name="T1">Disadvantage:</text:span> Higher-ranking members may call upon the Character to do a task and uphold duties. As well, lower members may come to the Character for guidance.</text:p>
        <text:h text:style-name="P33" text:outline-level="3">Bond(1-5)</text:h>
        <text:p text:style-name="P20"><text:span text:style-name="T4">Special </text:span><text:span text:style-name="T3">Note</text:span>: Bonded individuals must each have the Bond merit, though the level does not need to be the same.</text:p>
        <text:p text:style-name="P17">Your soul has been entwined with another, uniting your Destinies. The character instinctively knows if their Bond is in danger, and the general direction they are in.</text:p>
        <text:p text:style-name="P20">Influence to directly harm, endanger, or otherwise disadvantage their Bond is treated as Unacceptable Influence. This may be used reflexively.</text:p>
        <text:p text:style-name="P17"><text:span text:style-name="T1">Disadvantage:</text:span> Their Bond<text:span text:style-name="T24">ed</text:span> may always use the Bond <text:s/>in place of an Intimacy <text:span text:style-name="T24">to socially influence the character.</text:span></text:p>
        <text:h text:style-name="P33" text:outline-level="3">Contacts (1-5)</text:h>
        <text:p text:style-name="P17">You have a network of contacts in a given location and class of society willing to give you information.</text:p>
        <text:p text:style-name="Exalted"><text:span text:style-name="T23">Every story</text:span><text:span text:style-name="T47">, y</text:span><text:span text:style-name="T45">ou may </text:span><text:span text:style-name="T48">Introduce a Fact</text:span><text:span text:style-name="T45"> with </text:span><text:span text:style-name="T22">information gathered by your</text:span><text:span text:style-name="T49"> Contacts </text:span><text:span text:style-name="T47">without expending a Strife Point </text:span><text:span text:style-name="T46">for every point of Contacts.</text:span><text:span text:style-name="T47">.</text:span><text:span text:style-name="T49"> </text:span><text:span text:style-name="T45">The Fact must be centered on information your Contacts could have gathered.</text:span></text:p>
        <text:h text:style-name="P33" text:outline-level="3">Cult(1-5)</text:h>
        <text:p text:style-name="P17">The Character is a leader and/or target of worship for a religious cult, gaining <text:span text:style-name="T3">+2 Peripheral Motes</text:span> per dot Rating.</text:p>
        <text:p text:style-name="P17"><text:span text:style-name="T1">Disadvantage:</text:span> The cult requires periodic guidance and attention. As well, it is often an unwelcome influence and potential political hazard.</text:p>
        <text:h text:style-name="P33" text:outline-level="3">Wealth (1-5)</text:h>
        <text:p text:style-name="P17">Wealth is a renewable source of money. <text:s/>A character with any source of Wealth needs not worry for basic necessities or sustenance, and may always purchase a place to rest.</text:p>
        <text:p text:style-name="P17">Targets can be paid (or bribed) to Perform a Task without needing a roll or any Social Influence. Some characters may <text:soft-page-break/>refuse this offer, or even be offended by it.</text:p>
        <text:p text:style-name="P17">&lt;&lt;<text:span text:style-name="T26">TODO: Translate over more of the Resources merit&gt;&gt;</text:span></text:p>
        <text:h text:style-name="P33" text:outline-level="3">Ally (1-5)</text:h>
        <text:p text:style-name="P5">Allies are individuals, groups, or organizations that a character may call upon to aid them in their endeavors--proven to be an asset.</text:p>
        <text:p text:style-name="P5">Allies are not at the whim and mercy of the character--they have their own lives and concerns to deal with, but they can be assumed to not willingly or knowingly hurt the player character.</text:p>
        <text:p text:style-name="P5">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33" text:outline-level="3">Artifact (2-5)</text:h>
        <text:p text:style-name="P5">Artifacts are items that contain wondrous, supernatural effects upon the world. Artifacts typically have some sort of inherent supernatural usefulness to them that is <text:span text:style-name="T3">immediately available</text:span> on purchase of the artifact.</text:p>
        <text:p text:style-name="P5">Evocations are Powers the artifact contains that must be awakened by <text:span text:style-name="T3">additionally</text:span> purchasing Evocations <text:s/>with xp.</text:p>
        <text:p text:style-name="P5">Rating 2 Artifacts are minor wonders: they have some sort of inherent supernatural usefulness, such as a water skin inlaid with jade that filters and purifies all water within. <text:s/>Rating 2 Artifacts have <text:span text:style-name="T3">no </text:span>Evocations.</text:p>
        <text:p text:style-name="P5">Rating 3 Artifacts have <text:span text:style-name="T15">up to 3 Evocations.</text:span></text:p>
        <text:p text:style-name="P5">Rating 4 Artifacts have <text:span text:style-name="T18">up to 5 Evocations, and have a Greater Evocation.</text:span></text:p>
        <text:p text:style-name="P11">Rating 5 Artifacts have <text:span text:style-name="T18">up to 5 Evocations, and have 2 Greater Evocations.</text:span></text:p>
        <text:h text:style-name="P33" text:outline-level="3">Language (1)</text:h>
        <text:p text:style-name="P5">Each purchase of this merit represents a new language the Player Character has learned. <text:s/>All characters are assumed to start with their Local Tongue and Tradespeak, the common language.</text:p>
        <text:p text:style-name="P12">Example Languages</text:p>
        <text:list xml:id="list3695664278" text:style-name="WWNum1">
          <text:list-item>
            <text:p text:style-name="P42"><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42"><text:span text:style-name="T3">Low Realm: </text:span>Used by the commoners of the realm, this is a blend of Tradespeak and High Realm. The words and written characters are blended and simplified.</text:p>
          </text:list-item>
          <text:list-item>
            <text:p text:style-name="P42"><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42"><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42"><text:span text:style-name="T3">Local Tongue</text:span>: This marks the character as having the exact speech patterns and mannerisms as locals.</text:p>
          </text:list-item>
        </text:list>
        <text:h text:style-name="P31" text:outline-level="2">S<text:span text:style-name="T25">upernatural Merits</text:span></text:h>
        <text:p text:style-name="P21">Most Supernatural Merits require <text:span text:style-name="T2">Storyteller Approval</text:span><text:span text:style-name="T36"> to purchase.</text:span></text:p>
        <text:h text:style-name="P34" text:outline-level="3">Endowment (3-5)</text:h>
        <text:p text:style-name="P22"><text:span text:style-name="T37">Gain access to a Supernatural Ability normally outside your purview. </text:span><text:span text:style-name="T39">This must </text:span><text:span text:style-name="T19">be given</text:span><text:span text:style-name="T39"> as a boon from a supernatural entity that already has access to that Supernatural Ability.</text:span></text:p>
        <text:p text:style-name="P23">Mortal Sorcerers must take this merit.</text:p>
        <text:p text:style-name="P25">Exalted characters may grant mortals this merit as a Project. At Essence 4 they may grant Endowment 3, and at Essence 5 they may grant Endowment 4.</text:p>
        <text:p text:style-name="P24">Endowment grants access to a mote pool of 10 if the character does not have one. This mote pool may only be used for this specific Endowment.</text:p>
        <text:p text:style-name="P24">If a Mortal Exalts with this merit, and that supernatural ability is granted to them, they are refunded the merit costs.</text:p>
        <text:list xml:id="list143105819054932" text:continue-list="list141382772" text:style-name="Exalt_20_Dot">
          <text:list-item>
            <text:p text:style-name="P38">3—<text:span text:style-name="T30">Use of the Ability, but restricted to a specialty. For example, Shapeshifting into only one creature.</text:span></text:p>
          </text:list-item>
          <text:list-item>
            <text:p text:style-name="P39"><text:span text:style-name="T6">4—</text:span><text:span text:style-name="T31">Use of the Ability, restricted to a specialty, </text:span><text:span text:style-name="T20">with</text:span><text:span text:style-name="T31"> the ability to purchase </text:span><text:span text:style-name="T32">its </text:span><text:span text:style-name="T31">Charms </text:span><text:span text:style-name="T34">(</text:span><text:span text:style-name="T21">excluding</text:span><text:span text:style-name="T34"> Greater Charms).</text:span><text:span text:style-name="T31"> </text:span></text:p>
          </text:list-item>
          <text:list-item>
            <text:p text:style-name="P40"><text:span text:style-name="T7">5—</text:span><text:span text:style-name="T32">Use of the Ability </text:span><text:span text:style-name="T33">in its entirety</text:span><text:span text:style-name="T32"> and the ability to purchase its Charms, </text:span><text:span text:style-name="T34">(</text:span><text:span text:style-name="T21">excluding</text:span><text:span text:style-name="T34"> Greater Charms).</text:span></text:p>
          </text:list-item>
        </text:list>
        <text:h text:style-name="P35" text:outline-level="3">Master Stylist (3)</text:h>
        <text:p text:style-name="P27">Mortal-Only</text:p>
        <text:p text:style-name="P28"><text:span text:style-name="T38">Allows a mortal to purchase Techniques of a specific Style, (excluding Greater </text:span><text:span text:style-name="T40">Techniques</text:span><text:span text:style-name="T38">), </text:span><text:span text:style-name="T40">and grants them a mote pool of 10 that may only be used on the styles Techniques.</text:span></text:p>
        <text:p text:style-name="P25">A Mortal <text:span text:style-name="T40">may learn this merit on their own, though it is rare.</text:span></text:p>
        <text:h text:style-name="P32" text:outline-level="2">Mutations</text:h>
        <text:p text:style-name="P17">[[Cosmetic Mutations do not cost points, but have no mechanical Advantage. For example, the player may decide they have a tail, but without purchasing it as a merit, they do not get the effect. ]]</text:p>
        <text:p text:style-name="P17">[[Alternate Travel (Air, sky, burrowing, climbing)</text:p>
        <text:list xml:id="list143104317792134" text:continue-list="list3695664278" text:style-name="WWNum1">
          <text:list-item>
            <text:p text:style-name="P43">Perceive further</text:p>
          </text:list-item>
          <text:list-item>
            <text:p text:style-name="P43">Perceive differently (electro-sensing)</text:p>
          </text:list-item>
          <text:list-item>
            <text:p text:style-name="P43">Native(Mice, cats, etc.)</text:p>
          </text:list-item>
          <text:list-item>
            <text:p text:style-name="P43">Gain of natural weapon</text:p>
          </text:list-item>
          <text:list-item>
            <text:p text:style-name="P43">Camouflage</text:p>
          </text:list-item>
          <text:list-item>
            <text:p text:style-name="P43">Deadly</text:p>
          </text:list-item>
          <text:list-item>
            <text:p text:style-name="P43">Penetrating Strike</text:p>
          </text:list-item>
          <text:list-item>
            <text:p text:style-name="P43">Ranged weapon</text:p>
          </text:list-item>
          <text:list-item>
            <text:p text:style-name="P43">Toxin</text:p>
          </text:list-item>
          <text:list-item>
            <text:p text:style-name="P43">Fine Dexterity</text:p>
            <text:list>
              <text:list-item>
                <text:p text:style-name="P43">Humans have this boon.</text:p>
              </text:list-item>
            </text:list>
          </text:list-item>
          <text:list-item>
            <text:p text:style-name="P43">Change of Size (Larger/smaller) --only with knack.</text:p>
            <text:list>
              <text:list-item>
                <text:p text:style-name="P43">Carrying Capacity</text:p>
              </text:list-item>
              <text:list-item>
                <text:p text:style-name="P41">+more to feats of strength</text:p>
              </text:list-item>
            </text:list>
          </text:list-item>
        </text:list>
        <text:p text:style-name="P26">Banes</text:p>
        <text:list xml:id="list143105897693482" text:continue-numbering="true" text:style-name="WWNum1">
          <text:list-item>
            <text:p text:style-name="P43">Loss of dexterity (cannot open doors, etc.) </text:p>
            <text:list>
              <text:list-item>
                <text:p text:style-name="P43">Humans have the “fine dexterity” Boon. The baseline is going to be around a house cat. This Bane goes below tht.</text:p>
              </text:list-item>
            </text:list>
          </text:list-item>
          <text:list-item>
            <text:p text:style-name="P43">Conspicuous </text:p>
          </text:list-item>
          <text:list-item>
            <text:p text:style-name="P43">Dangerous</text:p>
          </text:list-item>
          <text:list-item>
            <text:p text:style-name="P43">Cannot do feats of strength</text:p>
          </text:list-item>
          <text:list-item>
            <text:p text:style-name="P41">Reduced Endurance Pool]]</text:p>
          </text:list-item>
        </text:list>
        <text:h text:style-name="P29" text:outline-level="2">Boons</text:h>
        <text:p text:style-name="P17">All Mutations are built with a combination of <text:span text:style-name="T3">Boons</text:span> and <text:span text:style-name="T3">Banes</text:span>.</text:p>
        <text:list xml:id="list143105906993558" text:continue-numbering="true" text:style-name="WWNum1">
          <text:list-item>
            <text:p text:style-name="P43">(+2) Flurry Bonus</text:p>
            <text:list>
              <text:list-item>
                <text:p text:style-name="P43">The first Flurry of any attack does not pay Impulse.</text:p>
              </text:list-item>
            </text:list>
          </text:list-item>
          <text:list-item>
            <text:p text:style-name="P43">(+1) <text:s/>Dexterous Limb(s).</text:p>
            <text:list>
              <text:list-item>
                <text:p text:style-name="P43">Allows for grabbing and holding onto items at once. (Humans naturally have this boon for their two arms.)</text:p>
              </text:list-item>
            </text:list>
          </text:list-item>
          <text:list-item>
            <text:p text:style-name="P43">(+1) Subtle Mutation</text:p>
            <text:list>
              <text:list-item>
                <text:p text:style-name="P43">Most Mutations are obvious, this modifier allows the mutation to be hidden by natural means when not in use. (e.g. retractable claws).</text:p>
              </text:list-item>
            </text:list>
          </text:list-item>
          <text:list-item>
            <text:p text:style-name="P43">(+X) Endurance Bonus</text:p>
            <text:list>
              <text:list-item>
                <text:p text:style-name="P43">Grants 3x (X) extra Endurance. At level 3 or above, cannot be paired with Subtle.</text:p>
              </text:list-item>
            </text:list>
          </text:list-item>
          <text:list-item>
            <text:p text:style-name="P43">(+2) Physical Specialty Bonus</text:p>
            <text:list>
              <text:list-item>
                <text:p text:style-name="P43">+1 to a specialty in an ability. May only affect Natural, Physical Abilities such as Athletics, Physique, Stealth, and Awareness.</text:p>
              </text:list-item>
            </text:list>
          </text:list-item>
          <text:list-item>
            <text:p text:style-name="P43">(+1, +2) Natural Weaponry</text:p>
            <text:list>
              <text:list-item>
                <text:p text:style-name="P43">+1 grants Unarmed and Light Weapons. Paired with subtle, this can be something like retractable claws.</text:p>
              </text:list-item>
              <text:list-item>
                <text:p text:style-name="P43">+2 grants Medium and Heavy natural Weapons. Cannot be paired with subtle.</text:p>
              </text:list-item>
            </text:list>
          </text:list-item>
          <text:list-item>
            <text:p text:style-name="P43">(+2) Non-Standard Movement. (wings, gas bladder, fins, wall-walking).</text:p>
          </text:list-item>
          <text:list-item>
            <text:p text:style-name="P43">(+1, +2) Environmental Adaptation.</text:p>
            <text:list>
              <text:list-item>
                <text:p text:style-name="P41">Grants adaptation to non-standard environments, like extreme cold.</text:p>
              </text:list-item>
            </text:list>
          </text:list-item>
        </text:list>
        <text:p text:style-name="P17"/>
        <text:h text:style-name="P29" text:outline-level="2">Banes</text:h>
        <text:list xml:id="list143105124801404" text:continue-numbering="true" text:style-name="WWNum1">
          <text:list-item>
            <text:p text:style-name="P43"><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41"><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6"/>
        <text:p text:style-name="P5"/>
        <text:h text:style-name="P29" text:outline-level="2">Example Mutations</text:h>
        <text:h text:style-name="P33" text:outline-level="3">Extra Arms (3)</text:h>
        <text:p text:style-name="P17"><text:span text:style-name="T3">Flurry Bonus (+2)<text:line-break/>Dexterous Limbs (+1)</text:span><text:line-break/>The character possesses more than the normal amount of arms.</text:p>
        <text:h text:style-name="P33" text:outline-level="3">Enhanced Sight (1)</text:h>
        <text:p text:style-name="P26">Specialty Bonus: Awareness (Vision)</text:p>
        <text:h text:style-name="P33" text:outline-level="3">Fins<text:span text:style-name="T3"> </text:span>(2)</text:h>
        <text:p text:style-name="P17"><text:span text:style-name="T3">Non-Standard Movement: </text:span>Swimming</text:p>
        <text:h text:style-name="P33" text:outline-level="3">Wings (2)</text:h>
        <text:p text:style-name="P17"><text:span text:style-name="T3">Non-Standard Movement: </text:span>Flying</text:p>
        <text:h text:style-name="P33" text:outline-level="3">Scales (1-3)</text:h>
        <text:p text:style-name="P26">Endurance Bonus </text:p>
        <text:h text:style-name="P33" text:outline-level="3">Tail (1)</text:h>
        <text:p text:style-name="P26">Specialty Bonus: Athletics (Balance)</text:p>
        <text:h text:style-name="P33" text:outline-level="3">Tail, Prehensile (2)</text:h>
        <text:p text:style-name="P26">Specialty Bonus: Athletics (Balance)<text:line-break/>Dexterous Limb(s)</text:p>
        <text:h text:style-name="P33" text:outline-level="3">Toxin Resistance (1)</text:h>
        <text:p text:style-name="P26">Speciality Bonus: Physique (Resistance)</text:p>
        <text:h text:style-name="P33" text:outline-level="3">Gills (Restrictive) (0)</text:h>
        <text:p text:style-name="P17"><text:span text:style-name="T3">Environmental Adaptation (+2)</text:span>: <text:span text:style-name="T3">Underwater<text:line-break/>Environmental Restriction (-2): Underwater</text:span></text:p>
        <text:p text:style-name="P17"/>
        <text:h text:style-name="P13" text:outline-level="2">Supernatural Ability(N/A)</text:h>
        <text:p text:style-name="P5">[[Grants the ability to purchase a specific Supernatural Ability (such as Sorcery). Typically used for mortals. It’s how you do Thaumaturgist.</text:p>
        <text:p text:style-name="P5">You have to convince a God (or other creature of power) to give you this ability. It’s not something you can do in a Project—hence (N/A)</text:p>
        <text:p text:style-name="P5"><text:soft-page-break/>Exalted characters cannot start with this Merit. ]]</text:p>
        <text:p text:style-name="P5"/>
        <text:h text:style-name="P13" text:outline-level="2">Mutation (X)</text:h>
        <text:p text:style-name="P5">[[Might have a bit of a different thing for mutations than just pure points. <text:s/>Something like “You build the effect the mutation gives you. +1 DV is 2. Obvious -1.</text:p>
        <text:p text:style-name="P5">That or I spell out specific mutations. 3e Core has them priced way too high though.</text:p>
        <text:p text:style-name="P5"><text:s/>Low priority.]]</text:p>
        <text:p text:style-name="P5"/>
        <text:p text:style-name="P15"><text:bookmark text:name="docs-internal-guid-2b6c8134-7fff-8124-5cf0-4eb95d7faa84"/>Sizes and their bonuses (will be with Lunars/Mutations): </text:p>
        <text:list xml:id="list143104205775734" text:continue-list="list143105819054932" text:style-name="Exalt_20_Dot">
          <text:list-item>
            <text:list>
              <text:list-item>
                <text:p text:style-name="P44"><text:span text:style-name="T8">Miniscule </text:span><text:span text:style-name="T9">+ </text:span><text:span text:style-name="T10">2</text:span><text:span text:style-name="T9">Evasion/Sneak, cannot use Strength, -</text:span><text:span text:style-name="T10">5</text:span><text:span text:style-name="T9"> Endurance. </text:span></text:p>
              </text:list-item>
              <text:list-item>
                <text:p text:style-name="P44"><text:span text:style-name="T8">Small</text:span><text:span text:style-name="T9"> +</text:span><text:span text:style-name="T10">1</text:span><text:span text:style-name="T9"> Evasion/Sneak, -1 Feats of Strength -</text:span><text:span text:style-name="T10">3</text:span><text:span text:style-name="T9"> Endurance</text:span></text:p>
              </text:list-item>
              <text:list-item>
                <text:p text:style-name="P45">Medium</text:p>
              </text:list-item>
              <text:list-item>
                <text:p text:style-name="P44"><text:span text:style-name="T8">Large </text:span><text:span text:style-name="T9">+</text:span><text:span text:style-name="T10">1</text:span><text:span text:style-name="T9"> Soak, -1 Fine Dexterity/Sneak, +</text:span><text:span text:style-name="T10">3</text:span><text:span text:style-name="T9"> End</text:span></text:p>
              </text:list-item>
              <text:list-item>
                <text:p text:style-name="P46"><text:span text:style-name="T11">Gigantic</text:span><text:span text:style-name="T12"> +</text:span><text:span text:style-name="T13">2</text:span><text:span text:style-name="T12"> Soak, No Fine Dexterity/Sneak, -2 Evasion, +</text:span><text:span text:style-name="T13">5</text:span><text:span text:style-name="T12"> End </text:span></text:p>
              </text:list-item>
              <text:list-item>
                <text:p text:style-name="P46"><text:span text:style-name="T11">Titanic</text:span><text:span text:style-name="T14"> </text:span><text:span text:style-name="T12">+</text:span><text:span text:style-name="T13">4</text:span><text:span text:style-name="T12"> Soak, +</text:span><text:span text:style-name="T13">1</text:span><text:span text:style-name="T12">0 End, Obvious, no Dex/Sneak, no Evasion</text:span> </text:p>
              </text:list-item>
            </text:list>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Symbol" svg:font-family="Symbol" style:font-adornments="Regular" style:font-family-generic="roman" style:font-pitch="variable"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4:31:03.883000000</dc:date>
    <meta:editing-cycles>48</meta:editing-cycles>
    <dc:title>Merits</dc:title>
    <meta:editing-duration>PT48M56S</meta:editing-duration>
    <meta:generator>LibreOffice/7.0.3.1$Windows_X86_64 LibreOffice_project/d7547858d014d4cf69878db179d326fc3483e082</meta:generator>
    <dc:creator>Samuel Smith</dc:creator>
    <meta:document-statistic meta:table-count="1" meta:image-count="0" meta:object-count="0" meta:page-count="4" meta:paragraph-count="156" meta:word-count="1968" meta:character-count="11889" meta:non-whitespace-character-count="10114"/>
  </office:meta>
</office:document-meta>
</file>